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Keyword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935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eyword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2840.31pt" svg:x="81.38pt" svg:y="1073.57pt" draw:caption-point-x="-11.54pt" draw:caption-point-y="-1073.28pt">
              <dc:date>2024-08-05T00:00:00</dc:date>
              <text:p text:style-name="P1">link https://sites.google.com/view/photoboothrentalnearsandimas/home</text:p>
              <text:p text:style-name="P1"><text:tab/>-Erin Edwards</text:p>
              <text:p text:style-name="P1">----</text:p>
              <text:p text:style-name="P1">document https://docs.google.com/document/d/1fskboLCxcGr29M9bLJQDwzp56SYVib4DPr50X5zfY44/edit?usp=sharing</text:p>
              <text:p text:style-name="P1"/>
              <text:p text:style-name="P1"><text:s/>document pub https://docs.google.com/document/d/1fskboLCxcGr29M9bLJQDwzp56SYVib4DPr50X5zfY44/pub</text:p>
              <text:p text:style-name="P1"/>
              <text:p text:style-name="P1"><text:s/>document view https://docs.google.com/document/d/1fskboLCxcGr29M9bLJQDwzp56SYVib4DPr50X5zfY44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1IWRrcjGlymdo8M8MPV2xJr-ym-9vdp6R44AgNVgtAw/edit?usp=sharing</text:p>
              <text:p text:style-name="P1"/>
              <text:p text:style-name="P1"><text:s/>document pub https://docs.google.com/document/d/11IWRrcjGlymdo8M8MPV2xJr-ym-9vdp6R44AgNVgtAw/pub</text:p>
              <text:p text:style-name="P1"/>
              <text:p text:style-name="P1"><text:s/>document view https://docs.google.com/document/d/11IWRrcjGlymdo8M8MPV2xJr-ym-9vdp6R44AgNVgtAw/view</text:p>
              <text:p text:style-name="P1"/>
              <text:p text:style-name="P1"><text:s/>document https://docs.google.com/document/d/1VmpY7wkUFcgHkJMAF85KpH0eiStlYvwkjAHlzp9M4zE/edit?usp=sharing</text:p>
              <text:p text:style-name="P1"/>
              <text:p text:style-name="P1"><text:s/>document pub https://docs.google.com/document/d/1VmpY7wkUFcgHkJMAF85KpH0eiStlYvwkjAHlzp9M4zE/pub</text:p>
              <text:p text:style-name="P1"/>
              <text:p text:style-name="P1"><text:s/>document view https://docs.google.com/document/d/1VmpY7wkUFcgHkJMAF85KpH0eiStlYvwkjAHlzp9M4zE/view</text:p>
              <text:p text:style-name="P1"/>
              <text:p text:style-name="P1"><text:s/>document https://docs.google.com/document/d/1Mv1LVcdsXEWaXhkqUF40uzjZV5BQQeFBI-sjYFuJa2g/edit?usp=sharing</text:p>
              <text:p text:style-name="P1"/>
              <text:p text:style-name="P1"><text:s/>document pub https://docs.google.com/document/d/1Mv1LVcdsXEWaXhkqUF40uzjZV5BQQeFBI-sjYFuJa2g/pub</text:p>
              <text:p text:style-name="P1"/>
              <text:p text:style-name="P1"><text:s/>document view https://docs.google.com/document/d/1Mv1LVcdsXEWaXhkqUF40uzjZV5BQQeFBI-sjYFuJa2g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2tCBkOOUXTIWwktwZ2StRkHTGs7FMY-lJCCYjVhYdiU/edit?usp=sharing</text:p>
              <text:p text:style-name="P1"/>
              <text:p text:style-name="P1"><text:s/>document pub https://docs.google.com/document/d/12tCBkOOUXTIWwktwZ2StRkHTGs7FMY-lJCCYjVhYdiU/pub</text:p>
              <text:p text:style-name="P1"/>
              <text:p text:style-name="P1"><text:s/>document view https://docs.google.com/document/d/12tCBkOOUXTIWwktwZ2StRkHTGs7FMY-lJCCYjVhYdiU/view</text:p>
              <text:p text:style-name="P1"><text:tab/>-Erin Edwards</text:p>
              <text:p text:style-name="P1">----</text:p>
              <text:p text:style-name="P1">document view https://docs.google.com/document/d/1MAU4s9mrqXEutoPcNWDt5PQW609MRKm1ORx-zK3pVKA/view</text:p>
              <text:p text:style-name="P1"/>
              <text:p text:style-name="P1"><text:s/>document https://docs.google.com/document/d/1h2vza6I9FUeFGnWCK9p98qQP-lSK1d-lJp6f2hGak6E/edit?usp=sharing</text:p>
              <text:p text:style-name="P1"/>
              <text:p text:style-name="P1"><text:s/>document pub https://docs.google.com/document/d/1h2vza6I9FUeFGnWCK9p98qQP-lSK1d-lJp6f2hGak6E/pub</text:p>
              <text:p text:style-name="P1"/>
              <text:p text:style-name="P1"><text:s/>document view https://docs.google.com/document/d/1h2vza6I9FUeFGnWCK9p98qQP-lSK1d-lJp6f2hGak6E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RtXB0rtGDTipM-ZTq5Ff8i8VMaVlAUprYmlm61Q1W2o/edit?usp=sharing</text:p>
              <text:p text:style-name="P1"/>
              <text:p text:style-name="P1"><text:s/>document pub https://docs.google.com/document/d/1RtXB0rtGDTipM-ZTq5Ff8i8VMaVlAUprYmlm61Q1W2o/pub</text:p>
              <text:p text:style-name="P1"/>
              <text:p text:style-name="P1"><text:s/>document view https://docs.google.com/document/d/1RtXB0rtGDTipM-ZTq5Ff8i8VMaVlAUprYmlm61Q1W2o/view</text:p>
              <text:p text:style-name="P1"/>
              <text:p text:style-name="P1"><text:s/>document https://docs.google.com/document/d/119LOQ3jpXCpjyyp_E1P7B4PWe8Q9aGDDX73zZv0jN6Q/edit?usp=sharing</text:p>
              <text:p text:style-name="P1"/>
              <text:p text:style-name="P1"><text:s/>document pub https://docs.google.com/document/d/119LOQ3jpXCpjyyp_E1P7B4PWe8Q9aGDDX73zZv0jN6Q/pub</text:p>
              <text:p text:style-name="P1"/>
              <text:p text:style-name="P1"><text:s/>document view https://docs.google.com/document/d/119LOQ3jpXCpjyyp_E1P7B4PWe8Q9aGDDX73zZv0jN6Q/view</text:p>
              <text:p text:style-name="P1"/>
              <text:p text:style-name="P1"><text:s/>document https://docs.google.com/document/d/1YV7L6A6kFiZidZioDI3jhJAB7CJ9YZMZso7EXG3Fa60/edit?usp=sharing</text:p>
              <text:p text:style-name="P1"/>
              <text:p text:style-name="P1"><text:s/>document pub https://docs.google.com/document/d/1YV7L6A6kFiZidZioDI3jhJAB7CJ9YZMZso7EXG3Fa60/pub</text:p>
              <text:p text:style-name="P1"/>
              <text:p text:style-name="P1"><text:s/>document view https://docs.google.com/document/d/1YV7L6A6kFiZidZioDI3jhJAB7CJ9YZMZso7EXG3Fa60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><text:tab/>-Erin Edwards</text:p>
              <text:p text:style-name="P1">----</text:p>
              <text:p text:style-name="P1">link https://sites.google.com/view/photoboothrentalnearsandimas/home</text:p>
              <text:p text:style-name="P1"/>
              <text:p text:style-name="P1"><text:s/>document https://docs.google.com/document/d/1lhQ1XEJ5xcClG_WH99-zbexori1lYS0VWYngk3vEOts/edit?usp=sharing</text:p>
              <text:p text:style-name="P1"/>
              <text:p text:style-name="P1"><text:s/>document pub https://docs.google.com/document/d/1lhQ1XEJ5xcClG_WH99-zbexori1lYS0VWYngk3vEOts/pub</text:p>
              <text:p text:style-name="P1"/>
              <text:p text:style-name="P1"><text:s/>document view https://docs.google.com/document/d/1lhQ1XEJ5xcClG_WH99-zbexori1lYS0VWYngk3vEOts/view</text:p>
              <text:p text:style-name="P1"/>
              <text:p text:style-name="P1"><text:s/>document https://docs.google.com/document/d/1y-mZQP1g_VfXBcTi7CwSY930ouWWAyvZhkhqH2eQdQs/edit?usp=sharing</text:p>
              <text:p text:style-name="P1"/>
              <text:p text:style-name="P1"><text:s/>document pub https://docs.google.com/document/d/1y-mZQP1g_VfXBcTi7CwSY930ouWWAyvZhkhqH2eQdQs/pub</text:p>
              <text:p text:style-name="P1"/>
              <text:p text:style-name="P1"><text:s/>document view https://docs.google.com/document/d/1y-mZQP1g_VfXBcTi7CwSY930ouWWAyvZhkhqH2eQdQs/view</text:p>
              <text:p text:style-name="P1"/>
              <text:p text:style-name="P1"><text:s/>document https://docs.google.com/document/d/1EXRWdnXiMC25lqay9fhY1AOK84wXRydBRg2_YYPC0Dg/edit?usp=sharing</text:p>
              <text:p text:style-name="P1"/>
              <text:p text:style-name="P1"><text:s/>document pub https://docs.google.com/document/d/1EXRWdnXiMC25lqay9fhY1AOK84wXRydBRg2_YYPC0Dg/pub</text:p>
              <text:p text:style-name="P1"/>
              <text:p text:style-name="P1"><text:s/>document view https://docs.google.com/document/d/1EXRWdnXiMC25lqay9fhY1AOK84wXRydBRg2_YYPC0Dg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gVj5K2TcBmv7OY0kqaN8G2LuVRJ18lNc_wgbch5AtZE/edit?usp=sharing</text:p>
              <text:p text:style-name="P1"/>
              <text:p text:style-name="P1"><text:s/>document pub https://docs.google.com/document/d/1gVj5K2TcBmv7OY0kqaN8G2LuVRJ18lNc_wgbch5AtZE/pub</text:p>
              <text:p text:style-name="P1"/>
              <text:p text:style-name="P1"><text:s/>document view https://docs.google.com/document/d/1gVj5K2TcBmv7OY0kqaN8G2LuVRJ18lNc_wgbch5AtZE/view</text:p>
              <text:p text:style-name="P1"/>
              <text:p text:style-name="P1"><text:s/>document https://docs.google.com/document/d/1MAU4s9mrqXEutoPcNWDt5PQW609MRKm1ORx-zK3pVKA/edit?usp=sharing</text:p>
              <text:p text:style-name="P1"/>
              <text:p text:style-name="P1"><text:s/>document pub https://docs.google.com/document/d/1MAU4s9mrqXEutoPcNWDt5PQW609MRKm1ORx-zK3pVKA/pub</text:p>
              <text:p text:style-name="P1"><text:tab/>-Erin Edwards</text:p>
              <text:p text:style-name="P1">----</text:p>
              <text:p text:style-name="P1">document pub https://docs.google.com/document/d/1VqsKb3Vla48qjr8OY0vkxFQqs20PYbKNkVjwUbugagU/pub</text:p>
              <text:p text:style-name="P1"/>
              <text:p text:style-name="P1"><text:s/>document view https://docs.google.com/document/d/1VqsKb3Vla48qjr8OY0vkxFQqs20PYbKNkVjwUbugagU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xAMPLEHDv4CM2oqSFCyTQ20sRb8iOOb6io8CEfeTCw0/edit?usp=sharing</text:p>
              <text:p text:style-name="P1"/>
              <text:p text:style-name="P1"><text:s/>document pub https://docs.google.com/document/d/1xAMPLEHDv4CM2oqSFCyTQ20sRb8iOOb6io8CEfeTCw0/pub</text:p>
              <text:p text:style-name="P1"/>
              <text:p text:style-name="P1"><text:s/>document view https://docs.google.com/document/d/1xAMPLEHDv4CM2oqSFCyTQ20sRb8iOOb6io8CEfeTCw0/view</text:p>
              <text:p text:style-name="P1"/>
              <text:p text:style-name="P1"><text:s/>document https://docs.google.com/document/d/1xhHaLyuf4stK1AbFVxepFEsn48AbkMsSe_Gwv2b98qk/edit?usp=sharing</text:p>
              <text:p text:style-name="P1"/>
              <text:p text:style-name="P1"><text:s/>document pub https://docs.google.com/document/d/1xhHaLyuf4stK1AbFVxepFEsn48AbkMsSe_Gwv2b98qk/pub</text:p>
              <text:p text:style-name="P1"/>
              <text:p text:style-name="P1"><text:s/>document view https://docs.google.com/document/d/1xhHaLyuf4stK1AbFVxepFEsn48AbkMsSe_Gwv2b98qk/view</text:p>
              <text:p text:style-name="P1"/>
              <text:p text:style-name="P1"><text:s/>document https://docs.google.com/document/d/1haJ8EnYIMpGXr-_74IaqasYIfpci6_rUdtHqsIxOI-Y/edit?usp=sharing</text:p>
              <text:p text:style-name="P1"/>
              <text:p text:style-name="P1"><text:s/>document pub https://docs.google.com/document/d/1haJ8EnYIMpGXr-_74IaqasYIfpci6_rUdtHqsIxOI-Y/pub</text:p>
              <text:p text:style-name="P1"/>
              <text:p text:style-name="P1"><text:s/>document view https://docs.google.com/document/d/1haJ8EnYIMpGXr-_74IaqasYIfpci6_rUdtHqsIxOI-Y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Calendar - All Day Event https://www.google.com/calendar/event?eid=ajZkcjJhbTdsa2Zmam1vaG5wbnZjYmZrbGMgNThiNzY5MWNkNjY4MTRkNDVmZTVlNWQwZWFjMjYxNzU5NDYzZmNmZjc0MjRlNmExZTc3ZTM1NjBmZjg0NGEzNkBncm91cC5jYWxlbmRhci5nb29nbGUuY29t</text:p>
              <text:p text:style-name="P1"/>
              <text:p text:style-name="P1"><text:s/>video https://youtu.be/3AjCF0_H6pI</text:p>
              <text:p text:style-name="P1"/>
              <text:p text:style-name="P1"><text:s/>video https://youtu.be/yD1Nwl2R0O4</text:p>
              <text:p text:style-name="P1"/>
              <text:p text:style-name="P1"><text:s/>video https://youtu.be/WWlZX-7fMis</text:p>
              <text:p text:style-name="P1"/>
              <text:p text:style-name="P1"><text:s/>video https://youtu.be/uceVMj8rYks</text:p>
              <text:p text:style-name="P1"/>
              <text:p text:style-name="P1"><text:s/>video https://youtu.be/5m1UqrkL-Qs</text:p>
              <text:p text:style-name="P1"/>
              <text:p text:style-name="P1"><text:s/>sheet https://docs.google.com/spreadsheets/d/1ZMklFZyEuIHR1PjkNuNi0u0tT0L3ewprw6NahFPKh30/edit#gid=0</text:p>
              <text:p text:style-name="P1"/>
              <text:p text:style-name="P1"><text:s/>sheet https://docs.google.com/spreadsheets/d/1ZMklFZyEuIHR1PjkNuNi0u0tT0L3ewprw6NahFPKh30/edit#gid=137757786</text:p>
              <text:p text:style-name="P1"/>
              <text:p text:style-name="P1"><text:s/>sheet https://docs.google.com/spreadsheets/d/1ZMklFZyEuIHR1PjkNuNi0u0tT0L3ewprw6NahFPKh30/edit#gid=2144208812</text:p>
              <text:p text:style-name="P1"/>
              <text:p text:style-name="P1"><text:s/>sheet https://docs.google.com/spreadsheets/d/1ZMklFZyEuIHR1PjkNuNi0u0tT0L3ewprw6NahFPKh30/edit#gid=1606879698</text:p>
              <text:p text:style-name="P1"/>
              <text:p text:style-name="P1"><text:s/>sheet https://docs.google.com/spreadsheets/d/1ZMklFZyEuIHR1PjkNuNi0u0tT0L3ewprw6NahFPKh30/edit#gid=2057559773</text:p>
              <text:p text:style-name="P1"/>
              <text:p text:style-name="P1"><text:s/>folder HTML https://drive.google.com/drive/folders/1vUytWz0MG2pr2W_NKlthnspML4UCybCg?usp=sharing</text:p>
              <text:p text:style-name="P1"/>
              <text:p text:style-name="P1"><text:s/>HTML https://drive.google.com/file/d/1iPsTZK3zqATRi-QCbiO27-GUujqsJmyC/view?usp=sharing</text:p>
              <text:p text:style-name="P1"/>
              <text:p text:style-name="P1"><text:s/>folder Microsoft Files https://drive.google.com/drive/folders/1DesmOUWppFRKQI-ck9nHXOt6aNiKlCLV?usp=sharing</text:p>
              <text:p text:style-name="P1"/>
              <text:p text:style-name="P1"><text:s/>document https://docs.google.com/document/d/16tH01Zg28g5GgOGpS9NzcSN31Fti5Zm983Sdq4Z9VuU/edit?usp=sharing</text:p>
              <text:p text:style-name="P1"/>
              <text:p text:style-name="P1"><text:s/>document pub https://docs.google.com/document/d/16tH01Zg28g5GgOGpS9NzcSN31Fti5Zm983Sdq4Z9VuU/pub</text:p>
              <text:p text:style-name="P1"/>
              <text:p text:style-name="P1"><text:s/>document view https://docs.google.com/document/d/16tH01Zg28g5GgOGpS9NzcSN31Fti5Zm983Sdq4Z9VuU/view</text:p>
              <text:p text:style-name="P1"/>
              <text:p text:style-name="P1"><text:s/>document https://docs.google.com/document/d/1ZwTIPSxlsl44hPL_sQb0uU_G7FiufKOUHXt5B7zJKGc/edit?usp=sharing</text:p>
              <text:p text:style-name="P1"/>
              <text:p text:style-name="P1"><text:s/>document pub https://docs.google.com/document/d/1ZwTIPSxlsl44hPL_sQb0uU_G7FiufKOUHXt5B7zJKGc/pub</text:p>
              <text:p text:style-name="P1"/>
              <text:p text:style-name="P1"><text:s/>document view https://docs.google.com/document/d/1ZwTIPSxlsl44hPL_sQb0uU_G7FiufKOUHXt5B7zJKGc/view</text:p>
              <text:p text:style-name="P1"/>
              <text:p text:style-name="P1"><text:s/>document https://docs.google.com/document/d/1VqsKb3Vla48qjr8OY0vkxFQqs20PYbKNkVjwUbugagU/edit?usp=sharing</text:p>
              <text:p text:style-name="P1"><text:tab/>-Erin Edwards</text:p>
              <text:p text:style-name="P1">----</text:p>
              <text:p text:style-name="P1">Calendar - All Day Event https://www.google.com/calendar/event?eid=ZWphcWJ2czZwaHZ0bDhvbHRhZTVlamxrYjAgNThiNzY5MWNkNjY4MTRkNDVmZTVlNWQwZWFjMjYxNzU5NDYzZmNmZjc0MjRlNmExZTc3ZTM1NjBmZjg0NGEzNkBncm91cC5jYWxlbmRhci5nb29nbGUuY29t</text:p>
              <text:p text:style-name="P1"/>
              <text:p text:style-name="P1"><text:s/>Calendar - All Day Event https://www.google.com/calendar/event?eid=MXJtOTZwdTJmNHY2bWp1OWhkdHFvamFhYmsgNThiNzY5MWNkNjY4MTRkNDVmZTVlNWQwZWFjMjYxNzU5NDYzZmNmZjc0MjRlNmExZTc3ZTM1NjBmZjg0NGEzNkBncm91cC5jYWxlbmRhci5nb29nbGUuY29t</text:p>
              <text:p text:style-name="P1"/>
              <text:p text:style-name="P1"><text:s/>Calendar - All Day Event https://www.google.com/calendar/event?eid=dHByYnNhcjFmbmk3ODQ4OGZja21mYnMzOTAgNThiNzY5MWNkNjY4MTRkNDVmZTVlNWQwZWFjMjYxNzU5NDYzZmNmZjc0MjRlNmExZTc3ZTM1NjBmZjg0NGEzNkBncm91cC5jYWxlbmRhci5nb29nbGUuY29t</text:p>
              <text:p text:style-name="P1"/>
              <text:p text:style-name="P1"><text:s/>Calendar - All Day Event https://www.google.com/calendar/event?eid=cGNzamZxb2FhcDZ1bGNucXNqa2JhdWR0MTggNThiNzY5MWNkNjY4MTRkNDVmZTVlNWQwZWFjMjYxNzU5NDYzZmNmZjc0MjRlNmExZTc3ZTM1NjBmZjg0NGEzNkBncm91cC5jYWxlbmRhci5nb29nbGUuY29t</text:p>
              <text:p text:style-name="P1"/>
              <text:p text:style-name="P1"><text:s/>Calendar - All Day Event https://www.google.com/calendar/event?eid=MXBxOW83cGVlYzAzcjY0bHR1djFlaWFjbmMgNThiNzY5MWNkNjY4MTRkNDVmZTVlNWQwZWFjMjYxNzU5NDYzZmNmZjc0MjRlNmExZTc3ZTM1NjBmZjg0NGEzNkBncm91cC5jYWxlbmRhci5nb29nbGUuY29t</text:p>
              <text:p text:style-name="P1"/>
              <text:p text:style-name="P1"><text:s/>Calendar - All Day Event https://www.google.com/calendar/event?eid=OWkwN3RvODB1bG91MGVwcDA2MTFpdDNvajggNThiNzY5MWNkNjY4MTRkNDVmZTVlNWQwZWFjMjYxNzU5NDYzZmNmZjc0MjRlNmExZTc3ZTM1NjBmZjg0NGEzNkBncm91cC5jYWxlbmRhci5nb29nbGUuY29t</text:p>
              <text:p text:style-name="P1"/>
              <text:p text:style-name="P1"><text:s/>Calendar - All Day Event https://www.google.com/calendar/event?eid=YzFtODZxZnN2bmF0Mms5MTZzamgyOGppdGsgNThiNzY5MWNkNjY4MTRkNDVmZTVlNWQwZWFjMjYxNzU5NDYzZmNmZjc0MjRlNmExZTc3ZTM1NjBmZjg0NGEzNkBncm91cC5jYWxlbmRhci5nb29nbGUuY29t</text:p>
              <text:p text:style-name="P1"/>
              <text:p text:style-name="P1"><text:s/>Calendar - All Day Event https://www.google.com/calendar/event?eid=dTQ5NXNnbTQza2RsOXZoaWU1ZTQxZXE4c2cgNThiNzY5MWNkNjY4MTRkNDVmZTVlNWQwZWFjMjYxNzU5NDYzZmNmZjc0MjRlNmExZTc3ZTM1NjBmZjg0NGEzNkBncm91cC5jYWxlbmRhci5nb29nbGUuY29t</text:p>
              <text:p text:style-name="P1"/>
              <text:p text:style-name="P1"><text:s/>Calendar - All Day Event https://www.google.com/calendar/event?eid=ZHQ3a2xhZnFpaWx0ZW84dTc3dWp0dnM5MTggNThiNzY5MWNkNjY4MTRkNDVmZTVlNWQwZWFjMjYxNzU5NDYzZmNmZjc0MjRlNmExZTc3ZTM1NjBmZjg0NGEzNkBncm91cC5jYWxlbmRhci5nb29nbGUuY29t</text:p>
              <text:p text:style-name="P1"><text:tab/>-Erin Edwards</text:p>
              <text:p text:style-name="P1">----</text:p>
              <text:p text:style-name="P1">document pub https://docs.google.com/document/d/1gV7V2UzXOCHLrgTYmec-wd898uEMS-NVdSK53_zVAFk/pub</text:p>
              <text:p text:style-name="P1"/>
              <text:p text:style-name="P1"><text:s/>document view https://docs.google.com/document/d/1gV7V2UzXOCHLrgTYmec-wd898uEMS-NVdSK53_zVAFk/view</text:p>
              <text:p text:style-name="P1"/>
              <text:p text:style-name="P1"><text:s/>presentation https://docs.google.com/presentation/d/1Fb0zIdgKqJpwHTddwodKrX7YSvAoiZ4e173aM9SYfNk/edit?usp=sharing</text:p>
              <text:p text:style-name="P1"/>
              <text:p text:style-name="P1"><text:s/>presentation pub https://docs.google.com/presentation/d/1Fb0zIdgKqJpwHTddwodKrX7YSvAoiZ4e173aM9SYfNk/pub?start=true&amp;loop=true&amp;delayms=3000</text:p>
              <text:p text:style-name="P1"/>
              <text:p text:style-name="P1"><text:s/>presentation view https://docs.google.com/presentation/d/1Fb0zIdgKqJpwHTddwodKrX7YSvAoiZ4e173aM9SYfNk/view</text:p>
              <text:p text:style-name="P1"/>
              <text:p text:style-name="P1"><text:s/>presentation html https://docs.google.com/presentation/d/1Fb0zIdgKqJpwHTddwodKrX7YSvAoiZ4e173aM9SYfNk/htmlpresent</text:p>
              <text:p text:style-name="P1"/>
              <text:p text:style-name="P1"><text:s/>calendar https://calendar.google.com/calendar/embed?src=58b7691cd66814d45fe5e5d0eac261759463fcff7424e6a1e77e3560ff844a36@group.calendar.google.com</text:p>
              <text:p text:style-name="P1"/>
              <text:p text:style-name="P1"><text:s/>Calendar - All Day Event https://www.google.com/calendar/event?eid=Z3RrZm9tamtqcm05YjEwNmtraTdzMThvNWMgNThiNzY5MWNkNjY4MTRkNDVmZTVlNWQwZWFjMjYxNzU5NDYzZmNmZjc0MjRlNmExZTc3ZTM1NjBmZjg0NGEzNkBncm91cC5jYWxlbmRhci5nb29nbGUuY29t</text:p>
              <text:p text:style-name="P1"/>
              <text:p text:style-name="P1"><text:s/>Calendar - All Day Event https://www.google.com/calendar/event?eid=bzlsODIycmthaWY4MTJiMGhpbzNycHIyMjQgNThiNzY5MWNkNjY4MTRkNDVmZTVlNWQwZWFjMjYxNzU5NDYzZmNmZjc0MjRlNmExZTc3ZTM1NjBmZjg0NGEzNkBncm91cC5jYWxlbmRhci5nb29nbGUuY29t</text:p>
              <text:p text:style-name="P1"/>
              <text:p text:style-name="P1"><text:s/>Calendar - All Day Event https://www.google.com/calendar/event?eid=ZmFtY2pkNXNkZXVpanNkaGkyaGR1ZmZ0dTQgNThiNzY5MWNkNjY4MTRkNDVmZTVlNWQwZWFjMjYxNzU5NDYzZmNmZjc0MjRlNmExZTc3ZTM1NjBmZjg0NGEzNkBncm91cC5jYWxlbmRhci5nb29nbGUuY29t</text:p>
              <text:p text:style-name="P1"/>
              <text:p text:style-name="P1"><text:s/>Calendar - All Day Event https://www.google.com/calendar/event?eid=YWZtMTE3bHAybnB2YXJkcmV0dDVlMXVvZ2sgNThiNzY5MWNkNjY4MTRkNDVmZTVlNWQwZWFjMjYxNzU5NDYzZmNmZjc0MjRlNmExZTc3ZTM1NjBmZjg0NGEzNkBncm91cC5jYWxlbmRhci5nb29nbGUuY29t</text:p>
              <text:p text:style-name="P1"/>
              <text:p text:style-name="P1"><text:s/>Calendar - All Day Event https://www.google.com/calendar/event?eid=MzMyNWo0bjhpczBtZDZzcWQyM2IzMzNzdDQgNThiNzY5MWNkNjY4MTRkNDVmZTVlNWQwZWFjMjYxNzU5NDYzZmNmZjc0MjRlNmExZTc3ZTM1NjBmZjg0NGEzNkBncm91cC5jYWxlbmRhci5nb29nbGUuY29t</text:p>
              <text:p text:style-name="P1"><text:tab/>-Erin Edwards</text:p>
              <text:p text:style-name="P1">----</text:p>
              <text:p text:style-name="P1">CellImage </text:p>
              <text:p text:style-name="P1"/>
              <text:p text:style-name="P1"><text:s/>target url https://sites.google.com/view/ai-face-swap-photo-booth/home</text:p>
              <text:p text:style-name="P1"/>
              <text:p text:style-name="P1"><text:s/>folder top https://drive.google.com/drive/folders/1qjb28p1mH28dplloGK4vcCUygwJvqnDI?usp=sharing</text:p>
              <text:p text:style-name="P1"/>
              <text:p text:style-name="P1"><text:s/>rss feed https://news.google.com/rss/search?q=aiphotobooth</text:p>
              <text:p text:style-name="P1"/>
              <text:p text:style-name="P1"><text:s/>folder articles https://drive.google.com/drive/folders/1V1Wv9mW5X4FjEkLZYA-6JU-_4xjS4Xj-?usp=sharing</text:p>
              <text:p text:style-name="P1"/>
              <text:p text:style-name="P1"><text:s/>folder photos https://drive.google.com/drive/folders/1H4GTO9dX0PHipDxhVxZWBnhXGoJtyM-I?usp=sharing</text:p>
              <text:p text:style-name="P1"/>
              <text:p text:style-name="P1"><text:s/>folder pdfs https://drive.google.com/drive/folders/1pnnh0BbUvqhLuRtBjSlcFqqGZKR1r2Bd?usp=sharing</text:p>
              <text:p text:style-name="P1"/>
              <text:p text:style-name="P1"><text:s/>folder slides https://drive.google.com/drive/folders/17T3v1aRJV462M39LixMoo88BXX3rIllf?usp=sharing</text:p>
              <text:p text:style-name="P1"/>
              <text:p text:style-name="P1"><text:s/>photo https://drive.google.com/file/d/1S5sjkvMhie1HaZ6IJAtEozK_5kzeiW10/view?usp=sharing</text:p>
              <text:p text:style-name="P1"/>
              <text:p text:style-name="P1"><text:s/>photo https://drive.google.com/file/d/1IByJfZTakIptE6tLQpRfFEZJvkhpjvna/view?usp=sharing</text:p>
              <text:p text:style-name="P1"/>
              <text:p text:style-name="P1"><text:s/>photo https://drive.google.com/file/d/1mz_u8Q0HMByzzD3CtqVB6w3zXsh9l5I5/view?usp=sharing</text:p>
              <text:p text:style-name="P1"/>
              <text:p text:style-name="P1"><text:s/>photo https://drive.google.com/file/d/1Gkx-K082jypxrCOxKG6djD2stzx-KXnG/view?usp=sharing</text:p>
              <text:p text:style-name="P1"/>
              <text:p text:style-name="P1"><text:s/>spreadsheet https://docs.google.com/spreadsheets/d/1ZMklFZyEuIHR1PjkNuNi0u0tT0L3ewprw6NahFPKh30/edit?usp=sharing</text:p>
              <text:p text:style-name="P1"/>
              <text:p text:style-name="P1"><text:s/>spreadsheet key https://docs.google.com/spreadsheet/pub?key=1ZMklFZyEuIHR1PjkNuNi0u0tT0L3ewprw6NahFPKh30</text:p>
              <text:p text:style-name="P1"/>
              <text:p text:style-name="P1"><text:s/>spreadsheet pubhtml https://docs.google.com/spreadsheets/d/1ZMklFZyEuIHR1PjkNuNi0u0tT0L3ewprw6NahFPKh30/pubhtml</text:p>
              <text:p text:style-name="P1"/>
              <text:p text:style-name="P1"><text:s/>spreadsheet pub https://docs.google.com/spreadsheets/d/1ZMklFZyEuIHR1PjkNuNi0u0tT0L3ewprw6NahFPKh30/pub</text:p>
              <text:p text:style-name="P1"/>
              <text:p text:style-name="P1"><text:s/>spreadsheet view https://docs.google.com/spreadsheets/d/1ZMklFZyEuIHR1PjkNuNi0u0tT0L3ewprw6NahFPKh30/view</text:p>
              <text:p text:style-name="P1"/>
              <text:p text:style-name="P1"><text:s/>form https://docs.google.com/forms/d/1DM3u0fjXUgYGspyHC-FrwfKq_WTQAc8Nq69n0awKNMQ/edit?usp=sharing</text:p>
              <text:p text:style-name="P1"/>
              <text:p text:style-name="P1"><text:s/>drawing https://docs.google.com/drawings/d/1uPGrxHEbQsZ_y2tUwISxDPBKURTP85RykkBlaOFuUxg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ai-face-swap-photo-booth/home</text:p>
              <text:p text:style-name="P1"/>
              <text:p text:style-name="P1"><text:s/>document https://docs.google.com/document/d/1gV7V2UzXOCHLrgTYmec-wd898uEMS-NVdSK53_zVAFk/edit?usp=sharing</text:p>
              <text:p text:style-name="P1"><text:tab/>-Erin Edwards</text:p>
            </office:annotation>
            <text:p>keyword</text:p>
          </table:table-cell>
          <table:table-cell table:style-name="ce1" office:value-type="string" calcext:value-type="string">
            <text:p>AI photo booth rental Beverly Hills</text:p>
          </table:table-cell>
          <table:table-cell table:style-name="ce2" table:formula="of:=HYPERLINK(&quot;https://sites.google.com/view/ai-face-swap-photo-booth/home&quot;;&quot;AI photo booth rental Beverly Hills&quot;)" office:value-type="string" office:string-value="AI photo booth rental Beverly Hills" calcext:value-type="string">
            <text:p>AI photo booth rental Beverly Hills</text:p>
          </table:table-cell>
          <table:table-cell table:style-name="ce3" office:value-type="string" calcext:value-type="string">
            <text:p><text:a xlink:href="https://sites.google.com/view/ai-face-swap-photo-booth/home" xlink:type="simple">https://sites.google.com/view/ai-face-swap-photo-booth/home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I photobooth for rent </text:p>
          </table:table-cell>
          <table:table-cell table:style-name="ce2" table:formula="of:=HYPERLINK(&quot;https://drive.google.com/drive/folders/1DesmOUWppFRKQI-ck9nHXOt6aNiKlCLV?usp=sharing&quot;;&quot;AI photobooth for rent &quot;)" office:value-type="string" office:string-value="AI photobooth for rent " calcext:value-type="string">
            <text:p>AI photobooth for rent </text:p>
          </table:table-cell>
          <table:table-cell table:style-name="ce3" office:value-type="string" calcext:value-type="string">
            <text:p><text:a xlink:href="https://drive.google.com/drive/folders/1DesmOUWppFRKQI-ck9nHXOt6aNiKlCLV?usp=sharing" xlink:type="simple">https://drive.google.com/drive/folders/1DesmOUWppFRKQI-ck9nHXOt6aNiKlCLV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I rental photobooth</text:p>
          </table:table-cell>
          <table:table-cell table:style-name="ce2" table:formula="of:=HYPERLINK(&quot;https://docs.google.com/document/d/16tH01Zg28g5GgOGpS9NzcSN31Fti5Zm983Sdq4Z9VuU/edit?usp=sharing&quot;;&quot;AI rental photobooth&quot;)" office:value-type="string" office:string-value="AI rental photobooth" calcext:value-type="string">
            <text:p>AI rental photobooth</text:p>
          </table:table-cell>
          <table:table-cell table:style-name="ce3" office:value-type="string" calcext:value-type="string">
            <text:p><text:a xlink:href="https://docs.google.com/document/d/16tH01Zg28g5GgOGpS9NzcSN31Fti5Zm983Sdq4Z9VuU/edit?usp=sharing" xlink:type="simple">https://docs.google.com/document/d/16tH01Zg28g5GgOGpS9NzcSN31Fti5Zm983Sdq4Z9VuU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I rent photo booth</text:p>
          </table:table-cell>
          <table:table-cell table:style-name="ce2" table:formula="of:=HYPERLINK(&quot;https://docs.google.com/document/d/16tH01Zg28g5GgOGpS9NzcSN31Fti5Zm983Sdq4Z9VuU/pub&quot;;&quot;AI rent photo booth&quot;)" office:value-type="string" office:string-value="AI rent photo booth" calcext:value-type="string">
            <text:p>AI rent photo booth</text:p>
          </table:table-cell>
          <table:table-cell table:style-name="ce3" office:value-type="string" calcext:value-type="string">
            <text:p><text:a xlink:href="https://docs.google.com/document/d/16tH01Zg28g5GgOGpS9NzcSN31Fti5Zm983Sdq4Z9VuU/pub" xlink:type="simple">https://docs.google.com/document/d/16tH01Zg28g5GgOGpS9NzcSN31Fti5Zm983Sdq4Z9VuU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I rental photo booths</text:p>
          </table:table-cell>
          <table:table-cell table:style-name="ce2" table:formula="of:=HYPERLINK(&quot;https://docs.google.com/document/d/1xAMPLEHDv4CM2oqSFCyTQ20sRb8iOOb6io8CEfeTCw0/edit?usp=sharing&quot;;&quot;AI rental photo booths&quot;)" office:value-type="string" office:string-value="AI rental photo booths" calcext:value-type="string">
            <text:p>AI rental photo booths</text:p>
          </table:table-cell>
          <table:table-cell table:style-name="ce3" office:value-type="string" calcext:value-type="string">
            <text:p><text:a xlink:href="https://docs.google.com/document/d/1xAMPLEHDv4CM2oqSFCyTQ20sRb8iOOb6io8CEfeTCw0/edit?usp=sharing" xlink:type="simple">https://docs.google.com/document/d/1xAMPLEHDv4CM2oqSFCyTQ20sRb8iOOb6io8CEfeTCw0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I photobooth printing</text:p>
          </table:table-cell>
          <table:table-cell table:style-name="ce2" table:formula="of:=HYPERLINK(&quot;https://docs.google.com/document/d/1xAMPLEHDv4CM2oqSFCyTQ20sRb8iOOb6io8CEfeTCw0/pub&quot;;&quot;AI photobooth printing&quot;)" office:value-type="string" office:string-value="AI photobooth printing" calcext:value-type="string">
            <text:p>AI photobooth printing</text:p>
          </table:table-cell>
          <table:table-cell table:style-name="ce3" office:value-type="string" calcext:value-type="string">
            <text:p><text:a xlink:href="https://docs.google.com/document/d/1xAMPLEHDv4CM2oqSFCyTQ20sRb8iOOb6io8CEfeTCw0/pub" xlink:type="simple">https://docs.google.com/document/d/1xAMPLEHDv4CM2oqSFCyTQ20sRb8iOOb6io8CEfeTCw0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I rent photo booth los angeles</text:p>
          </table:table-cell>
          <table:table-cell table:style-name="ce2" table:formula="of:=HYPERLINK(&quot;https://docs.google.com/document/d/1xAMPLEHDv4CM2oqSFCyTQ20sRb8iOOb6io8CEfeTCw0/view&quot;;&quot;AI rent photo booth los angeles&quot;)" office:value-type="string" office:string-value="AI rent photo booth los angeles" calcext:value-type="string">
            <text:p>AI rent photo booth los angeles</text:p>
          </table:table-cell>
          <table:table-cell table:style-name="ce3" office:value-type="string" calcext:value-type="string">
            <text:p><text:a xlink:href="https://docs.google.com/document/d/1xAMPLEHDv4CM2oqSFCyTQ20sRb8iOOb6io8CEfeTCw0/view" xlink:type="simple">https://docs.google.com/document/d/1xAMPLEHDv4CM2oqSFCyTQ20sRb8iOOb6io8CEfeTCw0/view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I kardashian photo booth</text:p>
          </table:table-cell>
          <table:table-cell table:style-name="ce2" table:formula="of:=HYPERLINK(&quot;https://docs.google.com/document/d/1lhQ1XEJ5xcClG_WH99-zbexori1lYS0VWYngk3vEOts/edit?usp=sharing&quot;;&quot;AI kardashian photo booth&quot;)" office:value-type="string" office:string-value="AI kardashian photo booth" calcext:value-type="string">
            <text:p>AI kardashian photo booth</text:p>
          </table:table-cell>
          <table:table-cell table:style-name="ce3" office:value-type="string" calcext:value-type="string">
            <text:p><text:a xlink:href="https://docs.google.com/document/d/1lhQ1XEJ5xcClG_WH99-zbexori1lYS0VWYngk3vEOts/edit?usp=sharing" xlink:type="simple">https://docs.google.com/document/d/1lhQ1XEJ5xcClG_WH99-zbexori1lYS0VWYngk3vEOts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I photobooth rental los angeles</text:p>
          </table:table-cell>
          <table:table-cell table:style-name="ce2" table:formula="of:=HYPERLINK(&quot;https://docs.google.com/document/d/1lhQ1XEJ5xcClG_WH99-zbexori1lYS0VWYngk3vEOts/pub&quot;;&quot;AI photobooth rental los angeles&quot;)" office:value-type="string" office:string-value="AI photobooth rental los angeles" calcext:value-type="string">
            <text:p>AI photobooth rental los angeles</text:p>
          </table:table-cell>
          <table:table-cell table:style-name="ce3" office:value-type="string" calcext:value-type="string">
            <text:p><text:a xlink:href="https://docs.google.com/document/d/1lhQ1XEJ5xcClG_WH99-zbexori1lYS0VWYngk3vEOts/pub" xlink:type="simple">https://docs.google.com/document/d/1lhQ1XEJ5xcClG_WH99-zbexori1lYS0VWYngk3vEOts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I photo booth with backdrop</text:p>
          </table:table-cell>
          <table:table-cell table:style-name="ce2" table:formula="of:=HYPERLINK(&quot;https://docs.google.com/document/d/1lhQ1XEJ5xcClG_WH99-zbexori1lYS0VWYngk3vEOts/view&quot;;&quot;AI photo booth with backdrop&quot;)" office:value-type="string" office:string-value="AI photo booth with backdrop" calcext:value-type="string">
            <text:p>AI photo booth with backdrop</text:p>
          </table:table-cell>
          <table:table-cell table:style-name="ce3" office:value-type="string" calcext:value-type="string">
            <text:p><text:a xlink:href="https://docs.google.com/document/d/1lhQ1XEJ5xcClG_WH99-zbexori1lYS0VWYngk3vEOts/view" xlink:type="simple">https://docs.google.com/document/d/1lhQ1XEJ5xcClG_WH99-zbexori1lYS0VWYngk3vEOts/view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I renting a photo booth near me</text:p>
          </table:table-cell>
          <table:table-cell table:style-name="ce2" table:formula="of:=HYPERLINK(&quot;https://docs.google.com/document/d/1gVj5K2TcBmv7OY0kqaN8G2LuVRJ18lNc_wgbch5AtZE/edit?usp=sharing&quot;;&quot;AI renting a photo booth near me&quot;)" office:value-type="string" office:string-value="AI renting a photo booth near me" calcext:value-type="string">
            <text:p>AI renting a photo booth near me</text:p>
          </table:table-cell>
          <table:table-cell table:style-name="ce3" office:value-type="string" calcext:value-type="string">
            <text:p><text:a xlink:href="https://docs.google.com/document/d/1gVj5K2TcBmv7OY0kqaN8G2LuVRJ18lNc_wgbch5AtZE/edit?usp=sharing" xlink:type="simple">https://docs.google.com/document/d/1gVj5K2TcBmv7OY0kqaN8G2LuVRJ18lNc_wgbch5AtZE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I photo booth rental</text:p>
          </table:table-cell>
          <table:table-cell table:style-name="ce2" table:formula="of:=HYPERLINK(&quot;https://docs.google.com/document/d/1gVj5K2TcBmv7OY0kqaN8G2LuVRJ18lNc_wgbch5AtZE/pub&quot;;&quot;AI photo booth rental&quot;)" office:value-type="string" office:string-value="AI photo booth rental" calcext:value-type="string">
            <text:p>AI photo booth rental</text:p>
          </table:table-cell>
          <table:table-cell table:style-name="ce3" office:value-type="string" calcext:value-type="string">
            <text:p><text:a xlink:href="https://docs.google.com/document/d/1gVj5K2TcBmv7OY0kqaN8G2LuVRJ18lNc_wgbch5AtZE/pub" xlink:type="simple">https://docs.google.com/document/d/1gVj5K2TcBmv7OY0kqaN8G2LuVRJ18lNc_wgbch5AtZE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I rental a photo booth</text:p>
          </table:table-cell>
          <table:table-cell table:style-name="ce2" table:formula="of:=HYPERLINK(&quot;https://docs.google.com/document/d/1gVj5K2TcBmv7OY0kqaN8G2LuVRJ18lNc_wgbch5AtZE/view&quot;;&quot;AI rental a photo booth&quot;)" office:value-type="string" office:string-value="AI rental a photo booth" calcext:value-type="string">
            <text:p>AI rental a photo booth</text:p>
          </table:table-cell>
          <table:table-cell table:style-name="ce3" office:value-type="string" calcext:value-type="string">
            <text:p><text:a xlink:href="https://docs.google.com/document/d/1gVj5K2TcBmv7OY0kqaN8G2LuVRJ18lNc_wgbch5AtZE/view" xlink:type="simple">https://docs.google.com/document/d/1gVj5K2TcBmv7OY0kqaN8G2LuVRJ18lNc_wgbch5AtZE/view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I photobooth rental</text:p>
          </table:table-cell>
          <table:table-cell table:style-name="ce2" table:formula="of:=HYPERLINK(&quot;https://docs.google.com/document/d/1RtXB0rtGDTipM-ZTq5Ff8i8VMaVlAUprYmlm61Q1W2o/edit?usp=sharing&quot;;&quot;AI photobooth rental&quot;)" office:value-type="string" office:string-value="AI photobooth rental" calcext:value-type="string">
            <text:p>AI photobooth rental</text:p>
          </table:table-cell>
          <table:table-cell table:style-name="ce3" office:value-type="string" calcext:value-type="string">
            <text:p><text:a xlink:href="https://docs.google.com/document/d/1RtXB0rtGDTipM-ZTq5Ff8i8VMaVlAUprYmlm61Q1W2o/edit?usp=sharing" xlink:type="simple">https://docs.google.com/document/d/1RtXB0rtGDTipM-ZTq5Ff8i8VMaVlAUprYmlm61Q1W2o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for rent los angeles</text:p>
          </table:table-cell>
          <table:table-cell table:style-name="ce2" table:formula="of:=HYPERLINK(&quot;https://docs.google.com/document/d/1RtXB0rtGDTipM-ZTq5Ff8i8VMaVlAUprYmlm61Q1W2o/pub&quot;;&quot;A.I. Artificial Intelligence photo booth for rent los angeles&quot;)" office:value-type="string" office:string-value="A.I. Artificial Intelligence photo booth for rent los angeles" calcext:value-type="string">
            <text:p>A.I. Artificial Intelligence photo booth for rent los angeles</text:p>
          </table:table-cell>
          <table:table-cell table:style-name="ce3" office:value-type="string" calcext:value-type="string">
            <text:p><text:a xlink:href="https://docs.google.com/document/d/1RtXB0rtGDTipM-ZTq5Ff8i8VMaVlAUprYmlm61Q1W2o/pub" xlink:type="simple">https://docs.google.com/document/d/1RtXB0rtGDTipM-ZTq5Ff8i8VMaVlAUprYmlm61Q1W2o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renting a A.I. Artificial Intelligence photo booth</text:p>
          </table:table-cell>
          <table:table-cell table:style-name="ce2" table:formula="of:=HYPERLINK(&quot;https://docs.google.com/document/d/1RtXB0rtGDTipM-ZTq5Ff8i8VMaVlAUprYmlm61Q1W2o/view&quot;;&quot;renting a A.I. Artificial Intelligence photo booth&quot;)" office:value-type="string" office:string-value="renting a A.I. Artificial Intelligence photo booth" calcext:value-type="string">
            <text:p>renting a A.I. Artificial Intelligence photo booth</text:p>
          </table:table-cell>
          <table:table-cell table:style-name="ce3" office:value-type="string" calcext:value-type="string">
            <text:p><text:a xlink:href="https://docs.google.com/document/d/1RtXB0rtGDTipM-ZTq5Ff8i8VMaVlAUprYmlm61Q1W2o/view" xlink:type="simple">https://docs.google.com/document/d/1RtXB0rtGDTipM-ZTq5Ff8i8VMaVlAUprYmlm61Q1W2o/view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event photo booth</text:p>
          </table:table-cell>
          <table:table-cell table:style-name="ce2" table:formula="of:=HYPERLINK(&quot;https://docs.google.com/document/d/11IWRrcjGlymdo8M8MPV2xJr-ym-9vdp6R44AgNVgtAw/edit?usp=sharing&quot;;&quot;A.I. Artificial Intelligence event photo booth&quot;)" office:value-type="string" office:string-value="A.I. Artificial Intelligence event photo booth" calcext:value-type="string">
            <text:p>A.I. Artificial Intelligence event photo booth</text:p>
          </table:table-cell>
          <table:table-cell table:style-name="ce3" office:value-type="string" calcext:value-type="string">
            <text:p><text:a xlink:href="https://docs.google.com/document/d/11IWRrcjGlymdo8M8MPV2xJr-ym-9vdp6R44AgNVgtAw/edit?usp=sharing" xlink:type="simple">https://docs.google.com/document/d/11IWRrcjGlymdo8M8MPV2xJr-ym-9vdp6R44AgNVgtAw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rent a A.I. Artificial Intelligence photobooth</text:p>
          </table:table-cell>
          <table:table-cell table:style-name="ce2" table:formula="of:=HYPERLINK(&quot;https://docs.google.com/document/d/11IWRrcjGlymdo8M8MPV2xJr-ym-9vdp6R44AgNVgtAw/pub&quot;;&quot;rent a A.I. Artificial Intelligence photobooth&quot;)" office:value-type="string" office:string-value="rent a A.I. Artificial Intelligence photobooth" calcext:value-type="string">
            <text:p>rent a A.I. Artificial Intelligence photobooth</text:p>
          </table:table-cell>
          <table:table-cell table:style-name="ce3" office:value-type="string" calcext:value-type="string">
            <text:p><text:a xlink:href="https://docs.google.com/document/d/11IWRrcjGlymdo8M8MPV2xJr-ym-9vdp6R44AgNVgtAw/pub" xlink:type="simple">https://docs.google.com/document/d/11IWRrcjGlymdo8M8MPV2xJr-ym-9vdp6R44AgNVgtAw/pub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wedding rental</text:p>
          </table:table-cell>
          <table:table-cell table:style-name="ce2" table:formula="of:=HYPERLINK(&quot;https://docs.google.com/document/d/11IWRrcjGlymdo8M8MPV2xJr-ym-9vdp6R44AgNVgtAw/view&quot;;&quot;A.I. Artificial Intelligence photo booth wedding rental&quot;)" office:value-type="string" office:string-value="A.I. Artificial Intelligence photo booth wedding rental" calcext:value-type="string">
            <text:p>A.I. Artificial Intelligence photo booth wedding rental</text:p>
          </table:table-cell>
          <table:table-cell table:style-name="ce3" office:value-type="string" calcext:value-type="string">
            <text:p><text:a xlink:href="https://docs.google.com/document/d/11IWRrcjGlymdo8M8MPV2xJr-ym-9vdp6R44AgNVgtAw/view" xlink:type="simple">https://docs.google.com/document/d/11IWRrcjGlymdo8M8MPV2xJr-ym-9vdp6R44AgNVgtAw/view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s rent</text:p>
          </table:table-cell>
          <table:table-cell table:style-name="ce2" table:formula="of:=HYPERLINK(&quot;https://docs.google.com/document/d/12tCBkOOUXTIWwktwZ2StRkHTGs7FMY-lJCCYjVhYdiU/edit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style-name="ce3" office:value-type="string" calcext:value-type="string">
            <text:p><text:a xlink:href="https://docs.google.com/document/d/12tCBkOOUXTIWwktwZ2StRkHTGs7FMY-lJCCYjVhYdiU/edit?usp=sharing" xlink:type="simple">https://docs.google.com/document/d/12tCBkOOUXTIWwktwZ2StRkHTGs7FMY-lJCCYjVhYdiU/edit?usp=sharin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A.I. Artificial Intelligence photo booth for weddings</text:p>
          </table:table-cell>
          <table:table-cell table:style-name="ce2" table:formula="of:=HYPERLINK(&quot;https://docs.google.com/document/d/12tCBkOOUXTIWwktwZ2StRkHTGs7FMY-lJCCYjVhYdiU/pub&quot;;&quot;A.I. Artificial Intelligence photo booth for weddings&quot;)" office:value-type="string" office:string-value="A.I. Artificial Intelligence photo booth for weddings" calcext:value-type="string">
            <text:p>A.I. Artificial Intelligence photo booth for weddings</text:p>
          </table:table-cell>
          <table:table-cell table:style-name="ce3" office:value-type="string" calcext:value-type="string">
            <text:p><text:a xlink:href="https://docs.google.com/document/d/12tCBkOOUXTIWwktwZ2StRkHTGs7FMY-lJCCYjVhYdiU/pub" xlink:type="simple">https://docs.google.com/document/d/12tCBkOOUXTIWwktwZ2StRkHTGs7FMY-lJCCYjVhYdiU/pub</text:a>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eywords" style:display-name="PageStyle_Keywor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4" meta:object-count="0"/>
    <meta:generator>LibreOfficeDev/6.0.5.2$Linux_X86_64 LibreOffice_project/</meta:generator>
  </office:meta>
</office:document-meta>
</file>